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/>
    </style:style>
    <style:style style:name="P2" style:family="paragraph" style:parent-style-name="Standard"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T1" style:family="text"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= setup</text:p>
      <text:p text:style-name="P1">10 = Agenor</text:p>
      <text:p text:style-name="P1">20 = Cromwell</text:p>
      <text:p text:style-name="P1">30 = Sceptre</text:p>
      <text:p text:style-name="P1">40 = Coffre</text:p>
      <text:p text:style-name="P1">50 = Discombulateur</text:p>
      <text:p text:style-name="Standard">60 = Sorts</text:p>
      <text:p text:style-name="Standard">70 = Potions</text:p>
      <text:p text:style-name="Standard">80 = Objets</text:p>
      <text:p text:style-name="Standard">90 = <text:span text:style-name="T1">M'aiq Langue-Fourchue</text:span></text:p>
      <text:p text:style-name="P2">100 = Clients</text:p>
      <text:p text:style-name="P2">110 = Chandelle</text:p>
      <text:p text:style-name="P2">120 = Forgerons</text:p>
      <text:p text:style-name="P2">130 = Dilpater</text:p>
      <text:p text:style-name="P2">140 = Revenan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0H3M39S</meta:editing-duration>
    <meta:editing-cycles>22</meta:editing-cycles>
    <meta:generator>OpenOffice/4.1.7$Win32 OpenOffice.org_project/417m1$Build-9800</meta:generator>
    <dc:date>2023-08-02T04:09:39.40</dc:date>
    <dc:creator>Julien Nio</dc:creator>
    <meta:document-statistic meta:table-count="0" meta:image-count="0" meta:object-count="0" meta:page-count="1" meta:paragraph-count="15" meta:word-count="45" meta:character-count="204"/>
    <meta:user-defined meta:name="Info 1"/>
    <meta:user-defined meta:name="Info 2"/>
    <meta:user-defined meta:name="Info 3"/>
    <meta:user-defined meta:name="Info 4"/>
  </office:meta>
</office:document-meta>
</file>